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603_map_getter.test_empty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sue1603_map_getter.test_unmodifiabl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_2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_1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